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3" style:family="paragraph" style:parent-style-name="List_20_1" style:list-style-name="WWNum1">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fo:background-color="transparent" style:writing-mode="lr-tb"/>
      <style:text-properties fo:font-weight="bold" style:font-weight-asian="bold" style:font-weight-complex="bold"/>
    </style:style>
    <style:style style:name="P4"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5"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6"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7"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8"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9"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10"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text-properties fo:font-weight="bold" style:font-weight-asian="bold" style:font-weight-complex="bold"/>
    </style:style>
    <style:style style:name="P11" style:family="paragraph" style:parent-style-name="List_20_1" style:list-style-name="WWNum1" style:master-page-name="">
      <loext:graphic-properties draw:fill="none"/>
      <style:paragraph-properties fo:margin-left="0in" fo:margin-right="0in" fo:margin-top="0in" fo:margin-bottom="0.139in" style:contextual-spacing="true" fo:line-height="115%" fo:text-align="start" style:justify-single-word="false" fo:orphans="2" fo:widows="2" fo:text-indent="-0.25in" style:auto-text-indent="false" style:page-number="auto" fo:background-color="transparent" style:writing-mode="lr-tb"/>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rsid="0016bc60" officeooo:paragraph-rsid="0016bc60"/>
    </style:style>
    <style:style style:name="P14" style:family="paragraph" style:parent-style-name="Title">
      <style:paragraph-properties fo:margin-top="0in" fo:margin-bottom="0.2083in" style:contextual-spacing="true" fo:text-align="center" style:justify-single-word="false" fo:break-before="page"/>
    </style:style>
    <style:style style:name="T1" style:family="text">
      <style:text-properties fo:font-size="16pt" fo:font-weight="bold" style:font-size-asian="16pt" style:font-weight-asian="bold"/>
    </style:style>
    <style:style style:name="T2" style:family="text">
      <style:text-properties fo:font-size="16pt" fo:font-weight="bold" officeooo:rsid="0016bc60" style:font-size-asian="16pt" style:font-weight-asian="bold"/>
    </style:style>
    <style:style style:name="T3" style:family="text">
      <style:text-properties fo:font-size="14pt" fo:font-weight="bold" style:font-size-asian="14pt" style:font-weight-asian="bold"/>
    </style:style>
    <style:style style:name="T4" style:family="text">
      <style:text-properties fo:font-size="12pt" fo:font-weight="bold" style:font-size-asian="12pt" style:font-weight-asian="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LAGOS STATE UNIVERSITY</text:span></text:p>
      <text:p text:style-name="P12"><text:span text:style-name="T1">FACULTY OF SCIENCE</text:span></text:p>
      <text:p text:style-name="P12"><text:span text:style-name="T1">DEPARTMENT OF COMPUTER SCIENCE</text:span></text:p>
      <text:p text:style-name="P12"><text:span text:style-name="T1">COURSE </text:span><text:span text:style-name="T2">MATERIAL</text:span></text:p>
      <text:p text:style-name="P12"><text:span text:style-name="T1">100 LEVEL – SECOND SEMESTER</text:span></text:p>
      <text:p text:style-name="P12"/>
      <text:p text:style-name="P12"><text:span text:style-name="T1">ACADEMIC SESSION: 2024/2025</text:span></text:p>
      <text:p text:style-name="P12"/>
      <text:p text:style-name="P12"><text:span text:style-name="T1">Prepared by:</text:span></text:p>
      <text:p text:style-name="P13"><text:span text:style-name="T1">MOSUDI MOSHOOD</text:span></text:p>
      <text:p text:style-name="Standard"/>
      <text:p text:style-name="P14"><text:span text:style-name="T3">LAGOS STATE UNIVERSITY</text:span></text:p>
      <text:h text:style-name="P1" text:outline-level="1"><text:span text:style-name="T4">FACULTY OF SCIENCE</text:span></text:h>
      <text:h text:style-name="P1" text:outline-level="1"><text:span text:style-name="T4">DEPARTMENT OF COMPUTER SCIENCE</text:span></text:h>
      <text:h text:style-name="P1" text:outline-level="1"><text:span text:style-name="T4">100 LEVEL – SECOND SEMESTER COURSE HANDBOOK</text:span></text:h>
      <text:p text:style-name="Standard"/>
      <text:p text:style-name="Standard"/>
      <text:list text:style-name="WWNum1">
        <text:list-item>
          <text:p text:style-name="P2">Course Code: CSC 102</text:p>
          <text:list>
            <text:list-header>
              <text:p text:style-name="P3">Course Title: Introduction to Problem Solving and Algorithms</text:p>
            </text:list-header>
          </text:list>
          <text:p text:style-name="P3">Units: 3</text:p>
          <text:p text:style-name="P3">Course Description:</text:p>
        </text:list-item>
      </text:list>
      <text:p text:style-name="Standard">Introduces students to the fundamental principles of problem-solving in computer science using algorithms. Topics include algorithm design, pseudocode, flowcharts, recursion, searching and sorting algorithms (e.g., linear search, binary search, bubble sort), and basic computational complexity. Students will be expected to develop solutions to simple computational problems using algorithmic approaches.</text:p>
      <text:p text:style-name="Standard"/>
      <text:list text:continue-numbering="true" text:style-name="WWNum1">
        <text:list-item>
          <text:p text:style-name="P2">Course Code: CSC 104</text:p>
          <text:p text:style-name="P3">Course Title: Computer Programming II</text:p>
          <text:p text:style-name="P3">Units: 3</text:p>
          <text:p text:style-name="P3">Course Description:</text:p>
        </text:list-item>
      </text:list>
      <text:p text:style-name="Standard">A continuation of the introductory programming course (CSC 103). Topics include arrays, strings, functions, pointers (for C), recursion, file handling, and an introduction to object-oriented programming. Students will undertake projects involving the design and implementation of small programs to solve real-life problems.</text:p>
      <text:p text:style-name="Standard"/>
      <text:p text:style-name="Standard"/>
      <text:list text:continue-numbering="true" text:style-name="WWNum1">
        <text:list-item>
          <text:p text:style-name="P11"><text:soft-page-break/><text:span text:style-name="T5">Course Code: MTH 102</text:span></text:p>
          <text:p text:style-name="P3">Course Title: General Mathematics II</text:p>
          <text:p text:style-name="P3">Units: 3</text:p>
          <text:p text:style-name="P3">Course Description:</text:p>
        </text:list-item>
      </text:list>
      <text:p text:style-name="Standard">Focuses on calculus and linear algebra. Topics include limits, continuity, derivatives, integration, applications of differentiation and integration, matrices, determinants, and systems of linear equations. The course is designed to support analytical skills used in computing and data analysis.</text:p>
      <text:p text:style-name="Standard"/>
      <text:list text:continue-numbering="true" text:style-name="WWNum1">
        <text:list-item>
          <text:p text:style-name="P2">Course Code: PHY 102</text:p>
          <text:p text:style-name="P3">Course Title: General Physics II</text:p>
          <text:p text:style-name="P3">Units: 3</text:p>
          <text:p text:style-name="P3">Course Description:</text:p>
        </text:list-item>
      </text:list>
      <text:p text:style-name="Standard">Builds on PHY 101 and covers electricity, magnetism, electromagnetic waves, optics, and modern physics. The laboratory component helps students gain practical experience with physical concepts and scientific measurements relevant to electronics and computing.</text:p>
      <text:p text:style-name="Standard"/>
      <text:list text:continue-numbering="true" text:style-name="WWNum1">
        <text:list-item>
          <text:p text:style-name="P2">Course Code: PHY 192</text:p>
          <text:p text:style-name="P3">Course Title: Physics Practical II</text:p>
          <text:p text:style-name="P3">Units: 1</text:p>
          <text:p text:style-name="P3">Course Description:</text:p>
        </text:list-item>
      </text:list>
      <text:p text:style-name="Standard">Practical sessions covering electricity, magnetism, and optics. Students learn experimental techniques, measurements, data collection, and scientific reporting.</text:p>
      <text:p text:style-name="Standard"/>
      <text:list text:continue-numbering="true" text:style-name="WWNum1">
        <text:list-item>
          <text:p text:style-name="P2">Course Code: CHM 102</text:p>
          <text:p text:style-name="P3">Course Title: General Chemistry II</text:p>
          <text:p text:style-name="P3">Units: 3</text:p>
          <text:p text:style-name="P3">Course Description:</text:p>
        </text:list-item>
      </text:list>
      <text:p text:style-name="Standard">Covers fundamental concepts in physical and inorganic chemistry. Topics include chemical kinetics, electrochemistry, thermodynamics, equilibrium, and the <text:soft-page-break/>periodic properties of elements. Useful for understanding the material properties and reactions involved in hardware components.</text:p>
      <text:p text:style-name="Standard"/>
      <text:list text:continue-numbering="true" text:style-name="WWNum1">
        <text:list-item>
          <text:p text:style-name="P2">Course Code: CHM 192</text:p>
          <text:p text:style-name="P3">Course Title: Chemistry Practical II</text:p>
          <text:p text:style-name="P3">Units: 1</text:p>
          <text:p text:style-name="P3">Course Description:</text:p>
        </text:list-item>
      </text:list>
      <text:p text:style-name="Standard">Hands-on experiments focusing on concepts from CHM 102. Includes titrations, reaction kinetics, electrochemical cells, and lab safety procedures.</text:p>
      <text:p text:style-name="Standard"/>
      <text:list text:continue-numbering="true" text:style-name="WWNum1">
        <text:list-item>
          <text:p text:style-name="P2">Course Code: BIO 102</text:p>
          <text:p text:style-name="P3">Course Title: General Biology II</text:p>
          <text:p text:style-name="P3">Units: 3</text:p>
          <text:p text:style-name="P3">Course Description:</text:p>
        </text:list-item>
      </text:list>
      <text:p text:style-name="Standard">Introduces the biological basis of life and systems relevant to biotechnology. Topics include genetics, cellular reproduction, molecular biology, and applications of biology in computing (e.g., bioinformatics, neural networks).</text:p>
      <text:p text:style-name="Standard"/>
      <text:list text:continue-numbering="true" text:style-name="WWNum1">
        <text:list-item>
          <text:p text:style-name="P2">Course Code: GNS 103</text:p>
          <text:p text:style-name="P3">Course Title: Use of Library, Study Skills and ICT</text:p>
          <text:p text:style-name="P3">Units: 2</text:p>
          <text:p text:style-name="P3">Course Description:</text:p>
        </text:list-item>
      </text:list>
      <text:p text:style-name="Standard">Teaches effective study habits, research methods, and digital literacy. Emphasizes library usage, information sourcing, referencing techniques, and the application of ICT tools such as word processors, spreadsheets, databases, and the internet in academic research.</text:p>
      <text:p text:style-name="Standard"/>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5</meta:editing-cycles>
    <meta:creation-date>2013-12-23T23:15:00</meta:creation-date>
    <dc:date>2025-05-03T04:41:55.227333206</dc:date>
    <meta:editing-duration>PT5M41S</meta:editing-duration>
    <meta:generator>LibreOffice/24.2.2.2$Linux_X86_64 LibreOffice_project/420$Build-2</meta:generator>
    <meta:document-statistic meta:table-count="0" meta:image-count="0" meta:object-count="0" meta:page-count="4" meta:paragraph-count="57" meta:word-count="490" meta:character-count="3447" meta:non-whitespace-character-count="3047"/>
    <meta:user-defined meta:name="AppVersion">14.0000</meta:user-defined>
    <meta:template xlink:type="simple" xlink:actuate="onRequest" xlink:title="Normal.dotm" xlink:href=""/>
  </office:meta>
</office:document-meta>
</file>